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9.606cm" fo:min-width="14.436cm" loext:decorative="false"/>
    </style:style>
    <style:style style:name="gr2" style:family="graphic" style:parent-style-name="objectwithoutfill">
      <style:graphic-properties svg:stroke-color="#000000" draw:fill="none" draw:textarea-vertical-align="middle" loext:decorative="false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2.042cm" fo:min-width="4.6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4.03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-color="#cccccc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top="0cm" fo:margin-bottom="0.152cm"/>
      <style:text-properties style:font-name="Arial"/>
    </style:style>
    <style:style style:name="P6" style:family="paragraph">
      <loext:graphic-properties draw:fill="none" draw:fill-color="#ffffff"/>
      <style:paragraph-properties fo:margin-top="0cm" fo:margin-bottom="0.152cm"/>
      <style:text-properties style:font-name="Ari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0.16cm" svg:x="2.27cm" svg:y="3.54cm">
          <text:p/>
          <draw:enhanced-geometry svg:viewBox="0 0 21600 21600" draw:path-stretchpoint-x="10800" draw:path-stretchpoint-y="10800" draw:text-areas="?f3 ?f4 ?f5 ?f6" draw:type="round-rectangle" draw:modifiers="1109.54536508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9.89cm" svg:y1="3.54cm" svg:x2="9.89cm" svg:y2="13.7cm">
          <text:p/>
        </draw:line>
        <draw:line draw:style-name="gr2" draw:text-style-name="P2" draw:layer="layout" svg:x1="17.51cm" svg:y1="8.937cm" svg:x2="2.27cm" svg:y2="8.937cm">
          <text:p/>
        </draw:line>
        <draw:custom-shape draw:style-name="gr3" draw:text-style-name="P4" draw:layer="layout" svg:width="5.398cm" svg:height="2.54cm" svg:x="7.032cm" svg:y="7.667cm">
          <text:p text:style-name="P3"><text:span text:style-name="T1">Dr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6.985cm" svg:height="4.28cm" svg:x="2.587cm" svg:y="3.705cm">
          <draw:text-box>
            <text:p text:style-name="P5"><text:span text:style-name="T2">Aerial capacity</text:span></text:p>
            <text:list text:style-name="L1">
              <text:list-item>
                <text:p text:style-name="P5"><text:span text:style-name="T3">Propulsion: rotary wings (quadcopter) or aircraft engines</text:span></text:p>
              </text:list-item>
              <text:list-item>
                <text:p text:style-name="P5"><text:span text:style-name="T3">Battery: Lithium-polymer (Li-Po) or regular engines for larger UAVs</text:span></text:p>
              </text:list-item>
            </text:list>
          </draw:text-box>
        </draw:frame>
        <draw:frame draw:style-name="gr4" draw:text-style-name="P6" draw:layer="layout" svg:width="6.985cm" svg:height="4.28cm" svg:x="10.207cm" svg:y="3.705cm">
          <draw:text-box>
            <text:p text:style-name="P5"><text:span text:style-name="T2">Flight control</text:span></text:p>
            <text:list text:style-name="L1">
              <text:list-item>
                <text:p text:style-name="P5"><text:span text:style-name="T3">Control unit (IMU): accelerometer, gyroscope, compass, microcomputer/autopilot</text:span></text:p>
              </text:list-item>
              <text:list-item>
                <text:p text:style-name="P5"><text:span text:style-name="T3">Artificial intelligence: obstacle avoidance, object tracking, video processing</text:span></text:p>
              </text:list-item>
            </text:list>
          </draw:text-box>
        </draw:frame>
        <draw:frame draw:style-name="gr4" draw:text-style-name="P6" draw:layer="layout" svg:width="6.985cm" svg:height="4.28cm" svg:x="10.208cm" svg:y="10.305cm">
          <draw:text-box>
            <text:p text:style-name="P5"><text:span text:style-name="T2">Connectivity</text:span></text:p>
            <text:list text:style-name="L1">
              <text:list-item>
                <text:p text:style-name="P5"><text:span text:style-name="T3">Remote control + telemetry: radio frequency, Wi-Fi, 4G, 5G, satellite, etc.</text:span></text:p>
              </text:list-item>
            </text:list>
          </draw:text-box>
        </draw:frame>
        <draw:frame draw:style-name="gr4" draw:text-style-name="P6" draw:layer="layout" svg:width="6.985cm" svg:height="4.28cm" svg:x="2.509cm" svg:y="10.305cm">
          <draw:text-box>
            <text:p text:style-name="P5"><text:span text:style-name="T2">Position control</text:span></text:p>
            <text:list text:style-name="L1">
              <text:list-item>
                <text:p text:style-name="P5"><text:span text:style-name="T3">GNSS (GPS)</text:span></text:p>
              </text:list-item>
              <text:list-item>
                <text:p text:style-name="P5"><text:span text:style-name="T3">Visual: high fidelity cameras with stabilizing gimbal</text:span></text:p>
              </text:list-item>
              <text:list-item>
                <text:p text:style-name="P5"><text:span text:style-name="T3">Additional sensor data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21:34:33.366226833</meta:creation-date>
    <dc:date>2024-11-07T22:09:55.380233259</dc:date>
    <meta:editing-duration>PT7M23S</meta:editing-duration>
    <meta:editing-cycles>1</meta:editing-cycles>
    <meta:document-statistic meta:object-count="8"/>
    <meta:generator>LibreOffice/24.8.2.1$Linux_X86_64 LibreOffice_project/480$Build-1</meta:generator>
  </office:meta>
</office:document-meta>
</file>